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SALLES VASQUEZ, ABELINO</text:p>
            <text:p text:style-name="P5"><text:span text:style-name="T15">Dni</text:span><text:span text:style-name="T14">:45512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SALLES VASQUEZ, ABELIN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551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2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126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0</text:p>
          </table:table-cell>
          <table:table-cell table:style-name="Tableau1.D2" office:value-type="string">
            <text:p text:style-name="P18">3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0822590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NDUAVI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3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1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01:27:5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